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e6e6ff" draw:textarea-horizontal-align="center" draw:textarea-vertical-align="middle"/>
    </style:style>
    <style:style style:name="gr2" style:family="graphic" style:parent-style-name="standard">
      <style:graphic-properties draw:fill-color="#ffff66"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fill-color="#9999ff" draw:textarea-horizontal-align="justify" draw:textarea-vertical-align="middle" draw:auto-grow-height="false" fo:min-height="0cm" fo:min-width="0cm"/>
    </style:style>
    <style:style style:name="gr6" style:family="graphic" style:parent-style-name="standard">
      <style:graphic-properties draw:fill-color="#3deb3d" draw:textarea-horizontal-align="justify" draw:textarea-vertical-align="middle" draw:auto-grow-height="false" fo:min-height="0cm" fo:min-width="0cm"/>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fo:min-height="0.635cm"/>
    </style:style>
    <style:style style:name="gr9" style:family="graphic" style:parent-style-name="standard">
      <style:graphic-properties draw:fill-color="#0099ff" draw:textarea-horizontal-align="center" draw:textarea-vertical-align="middle"/>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fill-color="#00dcff" draw:textarea-horizontal-align="center" draw:textarea-vertical-align="middle"/>
    </style:style>
    <style:style style:name="gr12" style:family="graphic" style:parent-style-name="standard">
      <style:graphic-properties draw:fill-color="#ffffcc" draw:textarea-horizontal-align="center" draw:textarea-vertical-align="middle"/>
    </style:style>
    <style:style style:name="gr13" style:family="graphic" style:parent-style-name="standard">
      <style:graphic-properties draw:stroke="none" svg:stroke-color="#000000" draw:fill="none" draw:fill-color="#ffffff" fo:min-height="0.385cm"/>
    </style:style>
    <style:style style:name="gr14" style:family="graphic" style:parent-style-name="standard">
      <style:graphic-properties draw:fill-color="#33a3a3" draw:textarea-horizontal-align="center" draw:textarea-vertical-align="middle"/>
    </style:style>
    <style:style style:name="gr15" style:family="graphic" style:parent-style-name="standard">
      <style:graphic-properties draw:fill-color="#33cc66" draw:textarea-horizontal-align="center" draw:textarea-vertical-align="middle"/>
    </style:style>
    <style:style style:name="gr16" style:family="graphic" style:parent-style-name="standard">
      <style:graphic-properties draw:fill-color="#e6ff00" draw:textarea-horizontal-align="center" draw:textarea-vertical-align="middle"/>
    </style:style>
    <style:style style:name="gr17" style:family="graphic" style:parent-style-name="standard">
      <style:graphic-properties draw:fill-color="#ffff99" draw:textarea-horizontal-align="center" draw:textarea-vertical-align="middle"/>
    </style:style>
    <style:style style:name="gr18" style:family="graphic" style:parent-style-name="standard">
      <style:graphic-properties draw:fill-color="#2323dc" draw:textarea-vertical-align="middle" draw:auto-grow-height="false" fo:min-height="0.749cm" fo:min-width="0.499cm"/>
    </style:style>
    <style:style style:name="gr19" style:family="graphic" style:parent-style-name="standard">
      <style:graphic-properties draw:fill-color="#00b8ff" draw:textarea-vertical-align="middle" draw:auto-grow-height="false" fo:min-height="0.749cm" fo:min-width="0.499cm"/>
    </style:style>
    <style:style style:name="gr20" style:family="graphic" style:parent-style-name="standard">
      <style:graphic-properties draw:fill-color="#e6e6ff" draw:textarea-horizontal-align="center" draw:textarea-vertical-align="middle"/>
    </style:style>
    <style:style style:name="gr21" style:family="graphic" style:parent-style-name="standard">
      <style:graphic-properties draw:fill-color="#ff8080" draw:textarea-horizontal-align="center" draw:textarea-vertical-align="middle"/>
    </style:style>
    <style:style style:name="gr22" style:family="graphic" style:parent-style-name="standard">
      <style:graphic-properties draw:stroke="none" svg:stroke-color="#000000" draw:fill="none" draw:fill-color="#ffffff" fo:min-height="1.02cm"/>
    </style:style>
    <style:style style:name="gr23" style:family="graphic" style:parent-style-name="standard">
      <style:graphic-properties draw:marker-end="Arrow" draw:marker-end-width="0.3cm" draw:textarea-horizontal-align="center" draw:textarea-vertical-align="middle"/>
    </style:style>
    <style:style style:name="gr24" style:family="graphic" style:parent-style-name="standard">
      <style:graphic-properties draw:fill-color="#ccccff" draw:textarea-horizontal-align="justify" draw:textarea-vertical-align="middle" draw:auto-grow-height="false" fo:min-height="0cm" fo:min-width="0cm"/>
    </style:style>
    <style:style style:name="gr25" style:family="graphic" style:parent-style-name="standard">
      <style:graphic-properties draw:fill-color="#ccffff" draw:textarea-horizontal-align="justify" draw:textarea-vertical-align="middle" draw:auto-grow-height="false" fo:min-height="0cm" fo:min-width="0cm"/>
    </style:style>
    <style:style style:name="gr26" style:family="graphic" style:parent-style-name="standard">
      <style:graphic-properties draw:fill-color="#33cc66" draw:textarea-horizontal-align="justify" draw:textarea-vertical-align="middle" draw:auto-grow-height="false" fo:min-height="0cm" fo:min-width="0cm"/>
    </style:style>
    <style:style style:name="gr27" style:family="graphic" style:parent-style-name="standard">
      <style:graphic-properties draw:fill-color="#e6ff00" draw:textarea-horizontal-align="justify" draw:textarea-vertical-align="middle" draw:auto-grow-height="false" fo:min-height="0cm" fo:min-width="0cm"/>
    </style:style>
    <style:style style:name="gr28" style:family="graphic" style:parent-style-name="standard">
      <style:graphic-properties draw:textarea-horizontal-align="justify" draw:textarea-vertical-align="middle" draw:auto-grow-height="false" fo:min-height="0cm" fo:min-width="0cm"/>
    </style:style>
    <style:style style:name="gr29" style:family="graphic" style:parent-style-name="standard">
      <style:graphic-properties draw:fill="none" draw:textarea-vertical-align="middle" draw:auto-grow-height="false" fo:min-height="0.749cm" fo:min-width="0.499cm"/>
    </style:style>
    <style:style style:name="gr30" style:family="graphic" style:parent-style-name="standard">
      <style:graphic-properties draw:fill-color="#e6e6ff" draw:textarea-horizontal-align="justify" draw:textarea-vertical-align="middle" draw:auto-grow-height="false" fo:min-height="0cm" fo:min-width="0cm"/>
    </style:style>
    <style:style style:name="gr31" style:family="graphic" style:parent-style-name="standard">
      <style:graphic-properties draw:fill-color="#94bd5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26.416cm" svg:height="6.35cm" svg:x="1.621cm" svg:y="1.588cm">
          <text:p text:style-name="P3"/>
        </draw:rect>
        <draw:rect draw:style-name="gr2" draw:text-style-name="P1" draw:layer="layout" svg:width="26.416cm" svg:height="10.795cm" svg:x="1.621cm" svg:y="7.938cm">
          <text:p text:style-name="P3"/>
        </draw:rect>
        <draw:rect draw:style-name="gr3" draw:text-style-name="P1" draw:id="id1" draw:layer="layout" svg:width="3.81cm" svg:height="2.54cm" svg:x="1.621cm" svg:y="3.638cm">
          <text:p text:style-name="P2">Initial<text:line-break/>Agents<text:line-break/>Creation</text:p>
        </draw:rect>
        <draw:custom-shape draw:style-name="gr4" draw:text-style-name="P1" draw:id="id2" draw:layer="layout" svg:width="3.406cm" svg:height="2.632cm" svg:x="6.674cm" svg:y="3.931cm">
          <text:p text:style-name="P2">Agents<text:line-break/>Repository</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id="id4" draw:layer="layout" svg:width="2.184cm" svg:height="1.934cm" svg:x="16.417cm" svg:y="5.399cm">
          <text:p text:style-name="P2">Agent</text:p>
          <text:p text:style-name="P2">Fork 1</text:p>
          <draw:enhanced-geometry svg:viewBox="0 0 21600 21600" draw:glue-points="10800 0 0 10800 10800 21600 21600 10800" draw:type="flowchart-process" draw:enhanced-path="M 0 0 L 21600 0 21600 21600 0 21600 0 0 Z N"/>
        </draw:custom-shape>
        <draw:custom-shape draw:style-name="gr5" draw:text-style-name="P2" draw:id="id6" draw:layer="layout" svg:width="2.188cm" svg:height="1.881cm" svg:x="22.293cm" svg:y="5.452cm">
          <text:p text:style-name="P2">Agent</text:p>
          <text:p text:style-name="P2">Fork 3</text:p>
          <draw:enhanced-geometry svg:viewBox="0 0 21600 21600" draw:glue-points="10800 0 0 10800 10800 21600 21600 10800" draw:type="flowchart-process" draw:enhanced-path="M 0 0 L 21600 0 21600 21600 0 21600 0 0 Z N"/>
        </draw:custom-shape>
        <draw:custom-shape draw:style-name="gr5" draw:text-style-name="P2" draw:id="id5" draw:layer="layout" svg:width="2.521cm" svg:height="1.888cm" svg:x="19.29cm" svg:y="5.445cm">
          <text:p text:style-name="P2">Agent</text:p>
          <text:p text:style-name="P2">Fork 2</text:p>
          <draw:enhanced-geometry svg:viewBox="0 0 21600 21600" draw:glue-points="10800 0 0 10800 10800 21600 21600 10800" draw:type="flowchart-process" draw:enhanced-path="M 0 0 L 21600 0 21600 21600 0 21600 0 0 Z N"/>
        </draw:custom-shape>
        <draw:custom-shape draw:style-name="gr5" draw:text-style-name="P2" draw:id="id7" draw:layer="layout" svg:width="2.418cm" svg:height="1.856cm" svg:x="24.929cm" svg:y="5.477cm">
          <text:p text:style-name="P2">Agent</text:p>
          <text:p text:style-name="P2">Fork 4</text:p>
          <draw:enhanced-geometry svg:viewBox="0 0 21600 21600" draw:glue-points="10800 0 0 10800 10800 21600 21600 10800" draw:type="flowchart-process" draw:enhanced-path="M 0 0 L 21600 0 21600 21600 0 21600 0 0 Z N"/>
        </draw:custom-shape>
        <draw:custom-shape draw:style-name="gr6" draw:text-style-name="P2" draw:id="id3" draw:layer="layout" svg:width="3.786cm" svg:height="2.591cm" svg:x="11.787cm" svg:y="3.496cm">
          <text:p text:style-name="P2">Execute each <text:line-break/>agent in the<text:line-break/> repository</text:p>
          <text:p text:style-name="P2"/>
          <draw:enhanced-geometry svg:viewBox="0 0 21600 21600" draw:glue-points="10800 0 5400 10800 10800 21600 16200 10800" draw:text-areas="5400 10800 16200 21600" draw:type="flowchart-extract" draw:enhanced-path="M 10800 0 L 21600 21600 0 21600 10800 0 Z N"/>
        </draw:custom-shape>
        <draw:connector draw:style-name="gr7" draw:text-style-name="P1" draw:layer="layout" draw:type="line" svg:x1="5.431cm" svg:y1="4.908cm" svg:x2="6.674cm" svg:y2="5.246cm" draw:start-shape="id1" draw:start-glue-point="1" draw:end-shape="id2" draw:end-glue-point="6">
          <text:p text:style-name="P3"/>
        </draw:connector>
        <draw:connector draw:style-name="gr7" draw:text-style-name="P1" draw:layer="layout" svg:x1="12.732cm" svg:y1="4.791cm" svg:x2="8.376cm" svg:y2="3.931cm" draw:start-shape="id3" draw:start-glue-point="5" draw:end-shape="id2" draw:end-glue-point="5">
          <text:p text:style-name="P3"/>
        </draw:connector>
        <draw:connector draw:style-name="gr7" draw:text-style-name="P1" draw:layer="layout" svg:x1="8.376cm" svg:y1="6.563cm" svg:x2="13.679cm" svg:y2="6.087cm" draw:start-shape="id2" draw:start-glue-point="7" draw:end-shape="id3" draw:end-glue-point="6">
          <text:p text:style-name="P3"/>
        </draw:connector>
        <draw:connector draw:style-name="gr7" draw:text-style-name="P1" draw:layer="layout" svg:x1="14.626cm" svg:y1="4.791cm" svg:x2="17.508cm" svg:y2="5.399cm" draw:start-shape="id3" draw:start-glue-point="7" draw:end-shape="id4" draw:end-glue-point="4">
          <text:p text:style-name="P3"/>
        </draw:connector>
        <draw:connector draw:style-name="gr7" draw:text-style-name="P1" draw:layer="layout" svg:x1="14.626cm" svg:y1="4.791cm" svg:x2="20.55cm" svg:y2="5.445cm" draw:start-shape="id3" draw:start-glue-point="7" draw:end-shape="id5" draw:end-glue-point="4">
          <text:p text:style-name="P3"/>
        </draw:connector>
        <draw:connector draw:style-name="gr7" draw:text-style-name="P1" draw:layer="layout" svg:x1="14.626cm" svg:y1="4.791cm" svg:x2="23.386cm" svg:y2="5.452cm" draw:start-shape="id3" draw:start-glue-point="7" draw:end-shape="id6" draw:end-glue-point="4">
          <text:p text:style-name="P3"/>
        </draw:connector>
        <draw:connector draw:style-name="gr7" draw:text-style-name="P1" draw:layer="layout" svg:x1="14.626cm" svg:y1="4.791cm" svg:x2="26.137cm" svg:y2="5.477cm" draw:start-shape="id3" draw:start-glue-point="7" draw:end-shape="id7" draw:end-glue-point="4">
          <text:p text:style-name="P3"/>
        </draw:connector>
        <draw:custom-shape draw:style-name="gr5" draw:text-style-name="P2" draw:id="id10" draw:layer="layout" svg:width="2.184cm" svg:height="1.934cm" svg:x="16.411cm" svg:y="10.901cm">
          <text:p text:style-name="P2">Agent</text:p>
          <text:p text:style-name="P2">Fork 1</text:p>
          <draw:enhanced-geometry svg:viewBox="0 0 21600 21600" draw:glue-points="10800 0 0 10800 10800 21600 21600 10800" draw:type="flowchart-process" draw:enhanced-path="M 0 0 L 21600 0 21600 21600 0 21600 0 0 Z N"/>
        </draw:custom-shape>
        <draw:custom-shape draw:style-name="gr5" draw:text-style-name="P2" draw:id="id12" draw:layer="layout" svg:width="2.188cm" svg:height="1.881cm" svg:x="22.287cm" svg:y="10.954cm">
          <text:p text:style-name="P2">Agent</text:p>
          <text:p text:style-name="P2">Fork 3</text:p>
          <draw:enhanced-geometry svg:viewBox="0 0 21600 21600" draw:glue-points="10800 0 0 10800 10800 21600 21600 10800" draw:type="flowchart-process" draw:enhanced-path="M 0 0 L 21600 0 21600 21600 0 21600 0 0 Z N"/>
        </draw:custom-shape>
        <draw:custom-shape draw:style-name="gr5" draw:text-style-name="P2" draw:id="id11" draw:layer="layout" svg:width="2.521cm" svg:height="1.888cm" svg:x="19.284cm" svg:y="10.947cm">
          <text:p text:style-name="P2">Agent</text:p>
          <text:p text:style-name="P2">Fork 2</text:p>
          <draw:enhanced-geometry svg:viewBox="0 0 21600 21600" draw:glue-points="10800 0 0 10800 10800 21600 21600 10800" draw:type="flowchart-process" draw:enhanced-path="M 0 0 L 21600 0 21600 21600 0 21600 0 0 Z N"/>
        </draw:custom-shape>
        <draw:custom-shape draw:style-name="gr5" draw:text-style-name="P2" draw:id="id13" draw:layer="layout" svg:width="2.418cm" svg:height="1.856cm" svg:x="24.923cm" svg:y="10.979cm">
          <text:p text:style-name="P2">Agent</text:p>
          <text:p text:style-name="P2">Fork 4</text:p>
          <draw:enhanced-geometry svg:viewBox="0 0 21600 21600" draw:glue-points="10800 0 0 10800 10800 21600 21600 10800" draw:type="flowchart-process" draw:enhanced-path="M 0 0 L 21600 0 21600 21600 0 21600 0 0 Z N"/>
        </draw:custom-shape>
        <draw:custom-shape draw:style-name="gr6" draw:text-style-name="P2" draw:id="id8" draw:layer="layout" svg:width="3.786cm" svg:height="2.591cm" svg:x="11.781cm" svg:y="8.998cm">
          <text:p text:style-name="P2">Execute each <text:line-break/>agent in the<text:line-break/> repository</text:p>
          <text:p text:style-name="P2"/>
          <draw:enhanced-geometry svg:viewBox="0 0 21600 21600" draw:glue-points="10800 0 5400 10800 10800 21600 16200 10800" draw:text-areas="5400 10800 16200 21600" draw:type="flowchart-extract" draw:enhanced-path="M 10800 0 L 21600 21600 0 21600 10800 0 Z N"/>
        </draw:custom-shape>
        <draw:custom-shape draw:style-name="gr5" draw:text-style-name="P2" draw:id="id14" draw:layer="layout" svg:width="2.184cm" svg:height="1.934cm" svg:x="16.417cm" svg:y="15.7cm">
          <text:p text:style-name="P2">Agent</text:p>
          <text:p text:style-name="P2">Fork 1</text:p>
          <draw:enhanced-geometry svg:viewBox="0 0 21600 21600" draw:glue-points="10800 0 0 10800 10800 21600 21600 10800" draw:type="flowchart-process" draw:enhanced-path="M 0 0 L 21600 0 21600 21600 0 21600 0 0 Z N"/>
        </draw:custom-shape>
        <draw:custom-shape draw:style-name="gr5" draw:text-style-name="P2" draw:id="id16" draw:layer="layout" svg:width="2.188cm" svg:height="1.881cm" svg:x="22.293cm" svg:y="15.753cm">
          <text:p text:style-name="P2">Agent</text:p>
          <text:p text:style-name="P2">Fork 3</text:p>
          <draw:enhanced-geometry svg:viewBox="0 0 21600 21600" draw:glue-points="10800 0 0 10800 10800 21600 21600 10800" draw:type="flowchart-process" draw:enhanced-path="M 0 0 L 21600 0 21600 21600 0 21600 0 0 Z N"/>
        </draw:custom-shape>
        <draw:custom-shape draw:style-name="gr5" draw:text-style-name="P2" draw:id="id15" draw:layer="layout" svg:width="2.521cm" svg:height="1.888cm" svg:x="19.29cm" svg:y="15.746cm">
          <text:p text:style-name="P2">Agent</text:p>
          <text:p text:style-name="P2">Fork 2</text:p>
          <draw:enhanced-geometry svg:viewBox="0 0 21600 21600" draw:glue-points="10800 0 0 10800 10800 21600 21600 10800" draw:type="flowchart-process" draw:enhanced-path="M 0 0 L 21600 0 21600 21600 0 21600 0 0 Z N"/>
        </draw:custom-shape>
        <draw:custom-shape draw:style-name="gr5" draw:text-style-name="P2" draw:id="id17" draw:layer="layout" svg:width="2.418cm" svg:height="1.856cm" svg:x="24.929cm" svg:y="15.778cm">
          <text:p text:style-name="P2">Agent</text:p>
          <text:p text:style-name="P2">Fork 4</text:p>
          <draw:enhanced-geometry svg:viewBox="0 0 21600 21600" draw:glue-points="10800 0 0 10800 10800 21600 21600 10800" draw:type="flowchart-process" draw:enhanced-path="M 0 0 L 21600 0 21600 21600 0 21600 0 0 Z N"/>
        </draw:custom-shape>
        <draw:custom-shape draw:style-name="gr6" draw:text-style-name="P2" draw:id="id9" draw:layer="layout" svg:width="3.786cm" svg:height="2.591cm" svg:x="11.787cm" svg:y="13.797cm">
          <text:p text:style-name="P2">Execute each <text:line-break/>agent in the<text:line-break/> repository</text:p>
          <text:p text:style-name="P2"/>
          <draw:enhanced-geometry svg:viewBox="0 0 21600 21600" draw:glue-points="10800 0 5400 10800 10800 21600 16200 10800" draw:text-areas="5400 10800 16200 21600" draw:type="flowchart-extract" draw:enhanced-path="M 10800 0 L 21600 21600 0 21600 10800 0 Z N"/>
        </draw:custom-shape>
        <draw:frame draw:style-name="gr8" draw:text-style-name="P3" draw:layer="layout" svg:width="6.985cm" svg:height="0.962cm" svg:x="1.621cm" svg:y="8.246cm">
          <draw:text-box>
            <text:p text:style-name="P3">Remote Processing</text:p>
          </draw:text-box>
        </draw:frame>
        <draw:frame draw:style-name="gr8" draw:text-style-name="P3" draw:layer="layout" svg:width="11.429cm" svg:height="0.962cm" svg:x="1.622cm" svg:y="1.446cm">
          <draw:text-box>
            <text:p text:style-name="P3">Server (Local) Processing</text:p>
          </draw:text-box>
        </draw:frame>
        <draw:connector draw:style-name="gr7" draw:text-style-name="P1" draw:layer="layout" svg:x1="8.376cm" svg:y1="6.563cm" svg:x2="13.673cm" svg:y2="11.589cm" draw:start-shape="id2" draw:start-glue-point="7" draw:end-shape="id8" draw:end-glue-point="6">
          <text:p text:style-name="P3"/>
        </draw:connector>
        <draw:connector draw:style-name="gr7" draw:text-style-name="P1" draw:layer="layout" svg:x1="8.376cm" svg:y1="6.563cm" svg:x2="13.679cm" svg:y2="16.388cm" draw:start-shape="id2" draw:start-glue-point="7" draw:end-shape="id9" draw:end-glue-point="6">
          <text:p text:style-name="P3"/>
        </draw:connector>
        <draw:connector draw:style-name="gr7" draw:text-style-name="P1" draw:layer="layout" svg:x1="12.726cm" svg:y1="10.293cm" svg:x2="8.376cm" svg:y2="3.931cm" draw:start-shape="id8" draw:start-glue-point="5" draw:end-shape="id2" draw:end-glue-point="5">
          <text:p text:style-name="P3"/>
        </draw:connector>
        <draw:connector draw:style-name="gr7" draw:text-style-name="P1" draw:layer="layout" svg:x1="12.732cm" svg:y1="15.092cm" svg:x2="8.376cm" svg:y2="3.931cm" draw:start-shape="id9" draw:start-glue-point="5" draw:end-shape="id2" draw:end-glue-point="5">
          <text:p text:style-name="P3"/>
        </draw:connector>
        <draw:connector draw:style-name="gr7" draw:text-style-name="P1" draw:layer="layout" svg:x1="14.62cm" svg:y1="10.293cm" svg:x2="17.502cm" svg:y2="10.901cm" draw:start-shape="id8" draw:start-glue-point="7" draw:end-shape="id10" draw:end-glue-point="4">
          <text:p text:style-name="P3"/>
        </draw:connector>
        <draw:connector draw:style-name="gr7" draw:text-style-name="P1" draw:layer="layout" svg:x1="14.62cm" svg:y1="10.293cm" svg:x2="20.544cm" svg:y2="10.947cm" draw:start-shape="id8" draw:start-glue-point="7" draw:end-shape="id11" draw:end-glue-point="4">
          <text:p text:style-name="P3"/>
        </draw:connector>
        <draw:connector draw:style-name="gr7" draw:text-style-name="P1" draw:layer="layout" svg:x1="14.62cm" svg:y1="10.293cm" svg:x2="23.38cm" svg:y2="10.954cm" draw:start-shape="id8" draw:start-glue-point="7" draw:end-shape="id12" draw:end-glue-point="4">
          <text:p text:style-name="P3"/>
        </draw:connector>
        <draw:connector draw:style-name="gr7" draw:text-style-name="P1" draw:layer="layout" svg:x1="14.62cm" svg:y1="10.293cm" svg:x2="26.131cm" svg:y2="10.979cm" draw:start-shape="id8" draw:start-glue-point="7" draw:end-shape="id13" draw:end-glue-point="4">
          <text:p text:style-name="P3"/>
        </draw:connector>
        <draw:connector draw:style-name="gr7" draw:text-style-name="P1" draw:layer="layout" svg:x1="14.626cm" svg:y1="15.092cm" svg:x2="17.508cm" svg:y2="15.7cm" draw:start-shape="id9" draw:start-glue-point="7" draw:end-shape="id14" draw:end-glue-point="4">
          <text:p text:style-name="P3"/>
        </draw:connector>
        <draw:connector draw:style-name="gr7" draw:text-style-name="P1" draw:layer="layout" svg:x1="14.626cm" svg:y1="15.092cm" svg:x2="20.55cm" svg:y2="15.746cm" draw:start-shape="id9" draw:start-glue-point="7" draw:end-shape="id15" draw:end-glue-point="4">
          <text:p text:style-name="P3"/>
        </draw:connector>
        <draw:connector draw:style-name="gr7" draw:text-style-name="P1" draw:layer="layout" svg:x1="14.626cm" svg:y1="15.092cm" svg:x2="23.386cm" svg:y2="15.753cm" draw:start-shape="id9" draw:start-glue-point="7" draw:end-shape="id16" draw:end-glue-point="4">
          <text:p text:style-name="P3"/>
        </draw:connector>
        <draw:connector draw:style-name="gr7" draw:text-style-name="P1" draw:layer="layout" svg:x1="14.626cm" svg:y1="15.092cm" svg:x2="26.137cm" svg:y2="15.778cm" draw:start-shape="id9" draw:start-glue-point="7" draw:end-shape="id17" draw:end-glue-point="4">
          <text:p text:style-name="P3"/>
        </draw:connector>
      </draw:page>
      <draw:page draw:name="page2" draw:style-name="dp1" draw:master-page-name="Default">
        <office:forms form:automatic-focus="false" form:apply-design-mode="false"/>
        <draw:rect draw:style-name="gr9" draw:text-style-name="P1" draw:layer="layout" svg:width="26.416cm" svg:height="3.175cm" svg:x="1.621cm" svg:y="2.523cm">
          <text:p text:style-name="P3"/>
        </draw:rect>
        <draw:rect draw:style-name="gr10" draw:text-style-name="P1" draw:layer="layout" svg:width="26.416cm" svg:height="3.175cm" svg:x="1.621cm" svg:y="5.398cm">
          <text:p text:style-name="P3"/>
        </draw:rect>
        <draw:rect draw:style-name="gr11" draw:text-style-name="P1" draw:layer="layout" svg:width="26.416cm" svg:height="3.81cm" svg:x="1.621cm" svg:y="8.573cm">
          <text:p text:style-name="P3"/>
        </draw:rect>
        <draw:rect draw:style-name="gr12" draw:text-style-name="P1" draw:layer="layout" svg:width="26.416cm" svg:height="6.028cm" svg:x="1.621cm" svg:y="12.383cm">
          <text:p text:style-name="P3"/>
        </draw:rect>
        <draw:frame draw:style-name="gr13" draw:text-style-name="P3" draw:layer="layout" svg:width="16.51cm" svg:height="0.962cm" svg:x="2.256cm" svg:y="1.523cm">
          <draw:text-box>
            <text:p text:style-name="P3">Execution Structure Concept</text:p>
          </draw:text-box>
        </draw:frame>
        <draw:rect draw:style-name="gr14" draw:text-style-name="P2" draw:id="id18" draw:layer="layout" svg:width="16.81cm" svg:height="1.905cm" svg:x="1.956cm" svg:y="2.728cm">
          <text:p text:style-name="P2">Hooker Base</text:p>
        </draw:rect>
        <draw:rect draw:style-name="gr15" draw:text-style-name="P2" draw:id="id19" draw:layer="layout" svg:width="6.985cm" svg:height="1.905cm" svg:x="2.256cm" svg:y="6.103cm">
          <text:p text:style-name="P2">Family</text:p>
        </draw:rect>
        <draw:rect draw:style-name="gr16" draw:text-style-name="P2" draw:id="id21" draw:layer="layout" svg:width="3.575cm" svg:height="1.905cm" svg:x="1.856cm" svg:y="10.013cm">
          <text:p text:style-name="P2">Bot</text:p>
        </draw:rect>
        <draw:rect draw:style-name="gr17" draw:text-style-name="P2" draw:id="id25" draw:layer="layout" svg:width="1.905cm" svg:height="1.905cm" svg:x="1.665cm" svg:y="15.462cm">
          <text:p text:style-name="P2">Agent</text:p>
        </draw:rect>
        <draw:rect draw:style-name="gr15" draw:text-style-name="P2" draw:id="id20" draw:layer="layout" svg:width="7.165cm" svg:height="1.905cm" svg:x="11.781cm" svg:y="6.103cm">
          <text:p text:style-name="P2">Family</text:p>
        </draw:rect>
        <draw:rect draw:style-name="gr16" draw:text-style-name="P2" draw:id="id22" draw:layer="layout" svg:width="3.42cm" svg:height="1.905cm" svg:x="6.556cm" svg:y="10.014cm">
          <text:p text:style-name="P2">Bot</text:p>
        </draw:rect>
        <draw:rect draw:style-name="gr16" draw:text-style-name="P2" draw:id="id23" draw:layer="layout" svg:width="3.81cm" svg:height="1.905cm" svg:x="10.911cm" svg:y="10.013cm">
          <text:p text:style-name="P2">Bot</text:p>
        </draw:rect>
        <draw:rect draw:style-name="gr16" draw:text-style-name="P2" draw:id="id24" draw:layer="layout" svg:width="3.405cm" svg:height="1.905cm" svg:x="15.591cm" svg:y="10.014cm">
          <text:p text:style-name="P2">Bot</text:p>
        </draw:rect>
        <draw:rect draw:style-name="gr17" draw:text-style-name="P2" draw:id="id26" draw:layer="layout" svg:width="1.905cm" svg:height="1.905cm" svg:x="3.866cm" svg:y="15.463cm">
          <text:p text:style-name="P2">Agent</text:p>
        </draw:rect>
        <draw:rect draw:style-name="gr17" draw:text-style-name="P2" draw:id="id27" draw:layer="layout" svg:width="1.905cm" svg:height="1.905cm" svg:x="6.066cm" svg:y="15.463cm">
          <text:p text:style-name="P2">Agent</text:p>
        </draw:rect>
        <draw:rect draw:style-name="gr17" draw:text-style-name="P2" draw:id="id32" draw:layer="layout" svg:width="1.905cm" svg:height="1.905cm" svg:x="7.301cm" svg:y="12.888cm">
          <text:p text:style-name="P2">Agent</text:p>
        </draw:rect>
        <draw:rect draw:style-name="gr17" draw:text-style-name="P2" draw:id="id31" draw:layer="layout" svg:width="1.905cm" svg:height="1.905cm" svg:x="9.581cm" svg:y="14.023cm">
          <text:p text:style-name="P2">Agent</text:p>
        </draw:rect>
        <draw:rect draw:style-name="gr17" draw:text-style-name="P2" draw:id="id28" draw:layer="layout" svg:width="1.905cm" svg:height="1.905cm" svg:x="11.781cm" svg:y="14.023cm">
          <text:p text:style-name="P2">Agent</text:p>
        </draw:rect>
        <draw:rect draw:style-name="gr17" draw:text-style-name="P2" draw:id="id30" draw:layer="layout" svg:width="1.905cm" svg:height="1.905cm" svg:x="14.956cm" svg:y="14.658cm">
          <text:p text:style-name="P2">Agent</text:p>
        </draw:rect>
        <draw:rect draw:style-name="gr17" draw:text-style-name="P2" draw:id="id29" draw:layer="layout" svg:width="1.905cm" svg:height="1.905cm" svg:x="17.156cm" svg:y="14.658cm">
          <text:p text:style-name="P2">Agent</text:p>
        </draw:rect>
        <draw:connector draw:style-name="gr7" draw:text-style-name="P1" draw:layer="layout" draw:type="line" svg:x1="10.361cm" svg:y1="4.633cm" svg:x2="5.748cm" svg:y2="6.103cm" draw:start-shape="id18" draw:start-glue-point="2" draw:end-shape="id19" draw:end-glue-point="0">
          <text:p text:style-name="P3"/>
        </draw:connector>
        <draw:connector draw:style-name="gr7" draw:text-style-name="P1" draw:layer="layout" draw:type="line" svg:x1="10.361cm" svg:y1="4.633cm" svg:x2="15.363cm" svg:y2="6.103cm" draw:start-shape="id18" draw:start-glue-point="2" draw:end-shape="id20" draw:end-glue-point="0">
          <text:p text:style-name="P3"/>
        </draw:connector>
        <draw:connector draw:style-name="gr7" draw:text-style-name="P1" draw:layer="layout" draw:type="line" svg:x1="5.748cm" svg:y1="8.008cm" svg:x2="3.643cm" svg:y2="10.013cm" draw:start-shape="id19" draw:start-glue-point="2" draw:end-shape="id21" draw:end-glue-point="0">
          <text:p text:style-name="P3"/>
        </draw:connector>
        <draw:connector draw:style-name="gr7" draw:text-style-name="P1" draw:layer="layout" draw:type="line" svg:x1="5.748cm" svg:y1="8.008cm" svg:x2="8.266cm" svg:y2="10.014cm" draw:start-shape="id19" draw:start-glue-point="2" draw:end-shape="id22" draw:end-glue-point="0">
          <text:p text:style-name="P3"/>
        </draw:connector>
        <draw:connector draw:style-name="gr7" draw:text-style-name="P1" draw:layer="layout" draw:type="line" svg:x1="15.363cm" svg:y1="8.008cm" svg:x2="12.816cm" svg:y2="10.013cm" draw:start-shape="id20" draw:start-glue-point="2" draw:end-shape="id23" draw:end-glue-point="0">
          <text:p text:style-name="P3"/>
        </draw:connector>
        <draw:connector draw:style-name="gr7" draw:text-style-name="P1" draw:layer="layout" draw:type="line" svg:x1="15.363cm" svg:y1="8.008cm" svg:x2="17.293cm" svg:y2="10.014cm" draw:start-shape="id20" draw:start-glue-point="2" draw:end-shape="id24" draw:end-glue-point="0">
          <text:p text:style-name="P3"/>
        </draw:connector>
        <draw:connector draw:style-name="gr7" draw:text-style-name="P1" draw:layer="layout" draw:type="line" svg:x1="3.643cm" svg:y1="11.918cm" svg:x2="2.617cm" svg:y2="15.462cm" draw:start-shape="id21" draw:start-glue-point="2" draw:end-shape="id25" draw:end-glue-point="0">
          <text:p text:style-name="P3"/>
        </draw:connector>
        <draw:connector draw:style-name="gr7" draw:text-style-name="P1" draw:layer="layout" draw:type="line" svg:x1="3.643cm" svg:y1="11.918cm" svg:x2="4.818cm" svg:y2="15.463cm" draw:start-shape="id21" draw:start-glue-point="2" draw:end-shape="id26" draw:end-glue-point="0">
          <text:p text:style-name="P3"/>
        </draw:connector>
        <draw:connector draw:style-name="gr7" draw:text-style-name="P1" draw:layer="layout" draw:type="line" svg:x1="3.643cm" svg:y1="11.918cm" svg:x2="7.018cm" svg:y2="15.463cm" draw:start-shape="id21" draw:start-glue-point="2" draw:end-shape="id27" draw:end-glue-point="0">
          <text:p text:style-name="P3"/>
        </draw:connector>
        <draw:connector draw:style-name="gr7" draw:text-style-name="P1" draw:layer="layout" draw:type="line" svg:x1="12.816cm" svg:y1="11.918cm" svg:x2="12.733cm" svg:y2="14.023cm" draw:start-shape="id23" draw:start-glue-point="2" draw:end-shape="id28" draw:end-glue-point="0">
          <text:p text:style-name="P3"/>
        </draw:connector>
        <draw:connector draw:style-name="gr7" draw:text-style-name="P1" draw:layer="layout" draw:type="line" svg:x1="17.293cm" svg:y1="11.919cm" svg:x2="18.108cm" svg:y2="14.658cm" draw:start-shape="id24" draw:start-glue-point="2" draw:end-shape="id29" draw:end-glue-point="0">
          <text:p text:style-name="P3"/>
        </draw:connector>
        <draw:connector draw:style-name="gr7" draw:text-style-name="P1" draw:layer="layout" draw:type="line" svg:x1="17.293cm" svg:y1="11.919cm" svg:x2="15.908cm" svg:y2="14.658cm" draw:start-shape="id24" draw:start-glue-point="2" draw:end-shape="id30" draw:end-glue-point="0">
          <text:p text:style-name="P3"/>
        </draw:connector>
        <draw:connector draw:style-name="gr7" draw:text-style-name="P1" draw:layer="layout" draw:type="line" svg:x1="12.816cm" svg:y1="11.918cm" svg:x2="10.533cm" svg:y2="14.023cm" draw:start-shape="id23" draw:start-glue-point="2" draw:end-shape="id31" draw:end-glue-point="0">
          <text:p text:style-name="P3"/>
        </draw:connector>
        <draw:connector draw:style-name="gr7" draw:text-style-name="P1" draw:layer="layout" draw:type="line" svg:x1="8.266cm" svg:y1="11.919cm" svg:x2="8.253cm" svg:y2="12.888cm" draw:start-shape="id22" draw:start-glue-point="2" draw:end-shape="id32" draw:end-glue-point="0">
          <text:p text:style-name="P3"/>
        </draw:connector>
        <draw:rect draw:style-name="gr16" draw:text-style-name="P2" draw:id="id33" draw:layer="layout" svg:width="3.405cm" svg:height="1.905cm" svg:x="19.792cm" svg:y="10.015cm">
          <text:p text:style-name="P2">Bot</text:p>
        </draw:rect>
        <draw:rect draw:style-name="gr16" draw:text-style-name="P2" draw:id="id37" draw:layer="layout" svg:width="3.405cm" svg:height="1.905cm" svg:x="23.892cm" svg:y="10.015cm">
          <text:p text:style-name="P2">Bot</text:p>
        </draw:rect>
        <draw:rect draw:style-name="gr17" draw:text-style-name="P2" draw:id="id34" draw:layer="layout" svg:width="1.905cm" svg:height="1.905cm" svg:x="19.457cm" svg:y="13.259cm">
          <text:p text:style-name="P2">Agent</text:p>
        </draw:rect>
        <draw:rect draw:style-name="gr17" draw:text-style-name="P2" draw:id="id36" draw:layer="layout" svg:width="1.905cm" svg:height="1.905cm" svg:x="21.957cm" svg:y="13.259cm">
          <text:p text:style-name="P2">Agent</text:p>
        </draw:rect>
        <draw:rect draw:style-name="gr17" draw:text-style-name="P2" draw:id="id38" draw:layer="layout" svg:width="1.905cm" svg:height="1.905cm" svg:x="25.751cm" svg:y="12.753cm">
          <text:p text:style-name="P2">Agent</text:p>
        </draw:rect>
        <draw:rect draw:style-name="gr17" draw:text-style-name="P2" draw:id="id39" draw:layer="layout" svg:width="1.905cm" svg:height="1.905cm" svg:x="24.481cm" svg:y="15.293cm">
          <text:p text:style-name="P2">Agent</text:p>
        </draw:rect>
        <draw:rect draw:style-name="gr17" draw:text-style-name="P2" draw:id="id35" draw:layer="layout" svg:width="1.905cm" svg:height="1.905cm" svg:x="20.671cm" svg:y="15.593cm">
          <text:p text:style-name="P2">Agent</text:p>
        </draw:rect>
        <draw:connector draw:style-name="gr7" draw:text-style-name="P1" draw:layer="layout" draw:type="line" svg:x1="21.494cm" svg:y1="11.92cm" svg:x2="20.409cm" svg:y2="13.259cm" draw:start-shape="id33" draw:start-glue-point="2" draw:end-shape="id34" draw:end-glue-point="0">
          <text:p text:style-name="P3"/>
        </draw:connector>
        <draw:connector draw:style-name="gr7" draw:text-style-name="P1" draw:layer="layout" draw:type="line" svg:x1="21.494cm" svg:y1="11.92cm" svg:x2="21.623cm" svg:y2="15.593cm" draw:start-shape="id33" draw:start-glue-point="2" draw:end-shape="id35" draw:end-glue-point="0">
          <text:p text:style-name="P3"/>
        </draw:connector>
        <draw:connector draw:style-name="gr7" draw:text-style-name="P1" draw:layer="layout" draw:type="line" svg:x1="21.494cm" svg:y1="11.92cm" svg:x2="22.909cm" svg:y2="13.259cm" draw:start-shape="id33" draw:start-glue-point="2" draw:end-shape="id36" draw:end-glue-point="0">
          <text:p text:style-name="P3"/>
        </draw:connector>
        <draw:connector draw:style-name="gr7" draw:text-style-name="P1" draw:layer="layout" draw:type="line" svg:x1="25.594cm" svg:y1="11.92cm" svg:x2="26.703cm" svg:y2="12.753cm" draw:start-shape="id37" draw:start-glue-point="2" draw:end-shape="id38" draw:end-glue-point="0">
          <text:p text:style-name="P3"/>
        </draw:connector>
        <draw:connector draw:style-name="gr7" draw:text-style-name="P1" draw:layer="layout" draw:type="line" svg:x1="25.594cm" svg:y1="11.92cm" svg:x2="25.433cm" svg:y2="15.293cm" draw:start-shape="id37" draw:start-glue-point="2" draw:end-shape="id39" draw:end-glue-point="0">
          <text:p text:style-name="P3"/>
        </draw:connector>
        <draw:connector draw:style-name="gr7" draw:text-style-name="P1" draw:layer="layout" draw:type="line" svg:x1="15.363cm" svg:y1="8.008cm" svg:x2="21.494cm" svg:y2="10.015cm" draw:start-shape="id20" draw:start-glue-point="2" draw:end-shape="id33" draw:end-glue-point="0">
          <text:p text:style-name="P3"/>
        </draw:connector>
        <draw:connector draw:style-name="gr7" draw:text-style-name="P1" draw:layer="layout" draw:type="line" svg:x1="15.363cm" svg:y1="8.008cm" svg:x2="25.594cm" svg:y2="10.015cm" draw:start-shape="id20" draw:start-glue-point="2" draw:end-shape="id37" draw:end-glue-point="0">
          <text:p text:style-name="P3"/>
        </draw:connector>
        <draw:custom-shape draw:style-name="gr18" draw:text-style-name="P2" draw:layer="layout" svg:width="5.7cm" svg:height="1.356cm" svg:x="22.141cm" svg:y="2.772cm">
          <text:p text:style-name="P2">PHP_CLI</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9" draw:text-style-name="P2" draw:layer="layout" svg:width="5.7cm" svg:height="1.356cm" svg:x="22.224cm" svg:y="5.561cm">
          <text:p text:style-name="P2">PHP class (ex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9" draw:text-style-name="P2" draw:layer="layout" svg:width="4.713cm" svg:height="0.647cm" svg:x="23.211cm" svg:y="8.761cm">
          <text:p text:style-name="P2">database</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9" draw:text-style-name="P2" draw:layer="layout" svg:width="7.642cm" svg:height="1.415cm" svg:x="9.854cm" svg:y="16.828cm">
          <text:p text:style-name="P2">database+filesystem</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page>
      <draw:page draw:name="page3" draw:style-name="dp1" draw:master-page-name="Default">
        <office:forms form:automatic-focus="false" form:apply-design-mode="false"/>
        <draw:ellipse draw:style-name="gr20" draw:text-style-name="P2" draw:id="id42" draw:layer="layout" svg:width="10.16cm" svg:height="5.08cm" svg:x="2.891cm" svg:y="4.763cm">
          <text:p text:style-name="P2">Get input for current state</text:p>
        </draw:ellipse>
        <draw:ellipse draw:style-name="gr21" draw:text-style-name="P2" draw:id="id40" draw:layer="layout" svg:width="10.16cm" svg:height="5.08cm" svg:x="16.861cm" svg:y="4.763cm">
          <text:p text:style-name="P2">Perform transition</text:p>
        </draw:ellipse>
        <draw:ellipse draw:style-name="gr16" draw:text-style-name="P2" draw:id="id41" draw:layer="layout" svg:width="10.16cm" svg:height="5.08cm" svg:x="9.876cm" svg:y="13.018cm">
          <text:p text:style-name="P2">Change state</text:p>
        </draw:ellipse>
        <draw:connector draw:style-name="gr7" draw:text-style-name="P1" draw:layer="layout" draw:type="line" svg:x1="21.941cm" svg:y1="9.843cm" svg:x2="20.036cm" svg:y2="15.558cm" draw:start-shape="id40" draw:start-glue-point="2" draw:end-shape="id41" draw:end-glue-point="1">
          <text:p text:style-name="P3"/>
        </draw:connector>
        <draw:connector draw:style-name="gr7" draw:text-style-name="P1" draw:layer="layout" draw:type="line" svg:x1="9.876cm" svg:y1="15.558cm" svg:x2="7.971cm" svg:y2="9.843cm" draw:start-shape="id41" draw:start-glue-point="3" draw:end-shape="id42" draw:end-glue-point="2">
          <text:p text:style-name="P3"/>
        </draw:connector>
        <draw:connector draw:style-name="gr7" draw:text-style-name="P1" draw:layer="layout" draw:type="line" svg:x1="13.051cm" svg:y1="7.303cm" svg:x2="16.861cm" svg:y2="7.303cm" draw:start-shape="id42" draw:end-shape="id40">
          <text:p text:style-name="P3"/>
        </draw:connector>
        <draw:connector draw:style-name="gr7" draw:text-style-name="P1" draw:layer="layout" draw:type="line" svg:x1="7.937cm" svg:y1="2.597cm" svg:x2="7.971cm" svg:y2="4.763cm" draw:end-shape="id42" draw:end-glue-point="0">
          <text:p text:style-name="P3"/>
        </draw:connector>
        <draw:frame draw:style-name="gr22" draw:text-style-name="P3" draw:layer="layout" svg:width="7.62cm" svg:height="1.27cm" svg:x="1.621cm" svg:y="1.588cm">
          <draw:text-box>
            <text:p text:style-name="P3">Agent execution loop</text:p>
          </draw:text-box>
        </draw:frame>
      </draw:page>
      <draw:page draw:name="page4" draw:style-name="dp1" draw:master-page-name="Default">
        <office:forms form:automatic-focus="false" form:apply-design-mode="false"/>
        <draw:rect draw:style-name="gr10" draw:text-style-name="P1" draw:id="id44" draw:layer="layout" svg:width="8.89cm" svg:height="11.43cm" svg:x="2.776cm" svg:y="4.763cm">
          <text:p text:style-name="P3"/>
        </draw:rect>
        <draw:frame draw:style-name="gr22" draw:text-style-name="P3" draw:layer="layout" svg:width="6.985cm" svg:height="1.27cm" svg:x="2.256cm" svg:y="2.223cm">
          <draw:text-box>
            <text:p text:style-name="P3">Agent (Transition)</text:p>
          </draw:text-box>
        </draw:frame>
        <draw:rect draw:style-name="gr10" draw:text-style-name="P1" draw:id="id43" draw:layer="layout" svg:width="8.89cm" svg:height="11.43cm" svg:x="18.131cm" svg:y="4.763cm">
          <text:p text:style-name="P3"/>
        </draw:rect>
        <draw:connector draw:style-name="gr23" draw:text-style-name="P1" draw:layer="layout" draw:type="curve" draw:line-skew="-1.155cm" svg:x1="22.576cm" svg:y1="4.763cm" svg:x2="7.221cm" svg:y2="4.763cm" draw:start-shape="id43" draw:start-glue-point="0" draw:end-shape="id44" draw:end-glue-point="0">
          <text:p text:style-name="P2">Search for agents</text:p>
        </draw:connector>
        <draw:connector draw:style-name="gr23" draw:text-style-name="P1" draw:layer="layout" draw:type="curve" draw:line-skew="1.155cm" svg:x1="7.221cm" svg:y1="16.193cm" svg:x2="22.576cm" svg:y2="16.193cm" draw:start-shape="id44" draw:start-glue-point="2" draw:end-shape="id43" draw:end-glue-point="2">
          <text:p text:style-name="P2">Apply Transition</text:p>
        </draw:connector>
        <draw:custom-shape draw:style-name="gr24" draw:text-style-name="P1" draw:id="id45" draw:layer="layout" svg:width="7.62cm" svg:height="4.445cm" svg:x="3.526cm" svg:y="5.398cm">
          <text:p text:style-name="P2">Get agent (transition) <text:line-break/>from DB</text:p>
          <draw:enhanced-geometry svg:viewBox="0 0 21600 21600" draw:glue-points="10800 0 0 10800 10800 21600 21600 10800" draw:type="flowchart-process" draw:enhanced-path="M 0 0 L 21600 0 21600 21600 0 21600 0 0 Z N"/>
        </draw:custom-shape>
        <draw:custom-shape draw:style-name="gr25" draw:text-style-name="P1" draw:id="id46" draw:layer="layout" svg:width="7.62cm" svg:height="4.005cm" svg:x="3.553cm" svg:y="11.586cm">
          <text:p text:style-name="P2">Get content associated <text:line-break/>with the agent</text:p>
          <draw:enhanced-geometry svg:viewBox="0 0 21600 21600" draw:glue-points="10800 0 0 10800 10800 21600 21600 10800" draw:type="flowchart-process" draw:enhanced-path="M 0 0 L 21600 0 21600 21600 0 21600 0 0 Z N"/>
        </draw:custom-shape>
        <draw:connector draw:style-name="gr7" draw:text-style-name="P1" draw:layer="layout" svg:x1="7.335cm" svg:y1="9.843cm" svg:x2="7.362cm" svg:y2="11.586cm" draw:start-shape="id45" draw:start-glue-point="6" draw:end-shape="id46" draw:end-glue-point="4">
          <text:p text:style-name="P3"/>
        </draw:connector>
        <draw:custom-shape draw:style-name="gr26" draw:text-style-name="P1" draw:id="id47" draw:layer="layout" svg:width="7.355cm" svg:height="3.14cm" svg:x="18.996cm" svg:y="5.433cm">
          <text:p text:style-name="P2">Process incoming<text:line-break/> content -<text:line-break/>apply family method</text:p>
          <draw:enhanced-geometry svg:viewBox="0 0 21600 21600" draw:glue-points="10800 0 0 10800 10800 21600 21600 10800" draw:type="flowchart-process" draw:enhanced-path="M 0 0 L 21600 0 21600 21600 0 21600 0 0 Z N"/>
        </draw:custom-shape>
        <draw:custom-shape draw:style-name="gr27" draw:text-style-name="P2" draw:id="id48" draw:layer="layout" svg:width="7.355cm" svg:height="3.81cm" svg:x="18.997cm" svg:y="9.448cm">
          <text:p text:style-name="P2">Return either success or<text:line-break/>failure;<text:line-break/>On success – <text:line-break/>Array of results <text:line-break/>or blank string</text:p>
          <draw:enhanced-geometry svg:viewBox="0 0 21600 21600" draw:glue-points="10800 0 0 10800 10800 21600 21600 10800" draw:type="flowchart-process" draw:enhanced-path="M 0 0 L 21600 0 21600 21600 0 21600 0 0 Z N"/>
        </draw:custom-shape>
        <draw:connector draw:style-name="gr7" draw:text-style-name="P1" draw:layer="layout" svg:x1="22.673cm" svg:y1="8.573cm" svg:x2="22.674cm" svg:y2="9.448cm" draw:start-shape="id47" draw:start-glue-point="6" draw:end-shape="id48" draw:end-glue-point="4">
          <text:p text:style-name="P3"/>
        </draw:connector>
        <draw:custom-shape draw:style-name="gr5" draw:text-style-name="P2" draw:id="id49" draw:layer="layout" svg:width="7.355cm" svg:height="1.325cm" svg:x="18.997cm" svg:y="14.233cm">
          <text:p text:style-name="P2">Create new agents</text:p>
          <draw:enhanced-geometry svg:viewBox="0 0 21600 21600" draw:glue-points="10800 0 0 10800 10800 21600 21600 10800" draw:type="flowchart-process" draw:enhanced-path="M 0 0 L 21600 0 21600 21600 0 21600 0 0 Z N"/>
        </draw:custom-shape>
        <draw:connector draw:style-name="gr7" draw:text-style-name="P1" draw:layer="layout" svg:x1="22.674cm" svg:y1="13.258cm" svg:x2="22.674cm" svg:y2="14.233cm" draw:start-shape="id48" draw:start-glue-point="6" draw:end-shape="id49" draw:end-glue-point="4">
          <text:p text:style-name="P3"/>
        </draw:connector>
      </draw:page>
      <draw:page draw:name="page5" draw:style-name="dp1" draw:master-page-name="Default">
        <office:forms form:automatic-focus="false" form:apply-design-mode="false"/>
        <draw:custom-shape draw:style-name="gr28" draw:text-style-name="P1" draw:id="id50" draw:layer="layout" svg:width="9.525cm" svg:height="3.01cm" svg:x="2.256cm" svg:y="3.023cm">
          <text:p text:style-name="P3"/>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10.16cm" svg:height="14.605cm" svg:x="16.861cm" svg:y="2.858cm">
          <text:p text:style-name="P3"/>
          <draw:enhanced-geometry svg:viewBox="0 0 21600 21600" draw:glue-points="10800 0 0 10800 10800 21600 21600 10800" draw:type="flowchart-process" draw:enhanced-path="M 0 0 L 21600 0 21600 21600 0 21600 0 0 Z N"/>
        </draw:custom-shape>
        <draw:custom-shape draw:style-name="gr29" draw:text-style-name="P1" draw:layer="layout" svg:width="4.68cm" svg:height="0.635cm" svg:x="17.261cm" svg:y="3.111cm">
          <text:p text:style-name="P2">Family Class</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9" draw:text-style-name="P1" draw:layer="layout" svg:width="3.175cm" svg:height="0.635cm" svg:x="2.323cm" svg:y="3.055cm">
          <text:p text:style-name="P2">Agent</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0" draw:text-style-name="P2" draw:layer="layout" svg:width="3.175cm" svg:height="1.905cm" svg:x="2.391cm" svg:y="3.923cm">
          <text:p text:style-name="P2">Content</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31" draw:text-style-name="P2" draw:layer="layout" svg:width="3.175cm" svg:height="1.905cm" svg:x="5.292cm" svg:y="3.924cm">
          <text:p text:style-name="P2">Params</text:p>
          <draw:enhanced-geometry svg:viewBox="0 0 21600 21600" draw:glue-points="10800 0 0 10800 10800 21600 18000 10800" draw:text-areas="3600 0 18000 21600" draw:mirror-horizontal="false" draw:mirror-vertical="false" draw:type="flowchart-stored-data" draw:enhanced-path="M 3600 21600 X 0 10800 3600 0 L 21600 0 X 18000 10800 21600 21600 Z N"/>
        </draw:custom-shape>
        <draw:custom-shape draw:style-name="gr25" draw:text-style-name="P2" draw:layer="layout" svg:width="3.175cm" svg:height="1.905cm" svg:x="8.193cm" svg:y="3.925cm">
          <text:p text:style-name="P2">States</text:p>
          <draw:enhanced-geometry svg:viewBox="0 0 21600 21600" draw:glue-points="10800 0 0 10800 10800 21600 18000 10800" draw:text-areas="3600 0 18000 21600" draw:mirror-horizontal="false" draw:mirror-vertical="false" draw:type="flowchart-stored-data" draw:enhanced-path="M 3600 21600 X 0 10800 3600 0 L 21600 0 X 18000 10800 21600 21600 Z N"/>
        </draw:custom-shape>
        <draw:custom-shape draw:style-name="gr25" draw:text-style-name="P2" draw:id="id51" draw:layer="layout" svg:width="8.255cm" svg:height="1.955cm" svg:x="17.496cm" svg:y="4.627cm">
          <text:p text:style-name="P2">Function Start()</text:p>
          <draw:enhanced-geometry svg:viewBox="0 0 21600 21600" draw:glue-points="10800 0 0 10800 10800 21600 21600 10800" draw:text-areas="?f4 ?f6 ?f5 ?f7" draw:mirror-horizontal="false" draw:mirror-vertical="false"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2" draw:id="id53" draw:layer="layout" svg:width="8.255cm" svg:height="1.955cm" svg:x="17.497cm" svg:y="9.128cm">
          <text:p text:style-name="P2">Function State2()</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2" draw:id="id55" draw:layer="layout" svg:width="8.255cm" svg:height="1.955cm" svg:x="17.497cm" svg:y="13.828cm">
          <text:p text:style-name="P2">Function State3()</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8" draw:text-style-name="P1" draw:id="id52" draw:layer="layout" svg:width="9.525cm" svg:height="3.01cm" svg:x="2.257cm" svg:y="7.923cm">
          <text:p text:style-name="P3"/>
          <draw:enhanced-geometry svg:viewBox="0 0 21600 21600" draw:glue-points="10800 0 0 10800 10800 21600 21600 10800" draw:type="flowchart-process" draw:enhanced-path="M 0 0 L 21600 0 21600 21600 0 21600 0 0 Z N"/>
        </draw:custom-shape>
        <draw:custom-shape draw:style-name="gr29" draw:text-style-name="P1" draw:layer="layout" svg:width="3.175cm" svg:height="0.635cm" svg:x="2.324cm" svg:y="7.955cm">
          <text:p text:style-name="P2">Agent</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0" draw:text-style-name="P2" draw:layer="layout" svg:width="3.175cm" svg:height="1.905cm" svg:x="2.392cm" svg:y="8.823cm">
          <text:p text:style-name="P2">Content</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31" draw:text-style-name="P2" draw:layer="layout" svg:width="3.175cm" svg:height="1.905cm" svg:x="5.293cm" svg:y="8.824cm">
          <text:p text:style-name="P2">Params</text:p>
          <draw:enhanced-geometry svg:viewBox="0 0 21600 21600" draw:glue-points="10800 0 0 10800 10800 21600 18000 10800" draw:text-areas="3600 0 18000 21600" draw:mirror-horizontal="false" draw:mirror-vertical="false" draw:type="flowchart-stored-data" draw:enhanced-path="M 3600 21600 X 0 10800 3600 0 L 21600 0 X 18000 10800 21600 21600 Z N"/>
        </draw:custom-shape>
        <draw:custom-shape draw:style-name="gr25" draw:text-style-name="P2" draw:layer="layout" svg:width="3.175cm" svg:height="1.905cm" svg:x="8.194cm" svg:y="8.825cm">
          <text:p text:style-name="P2">States</text:p>
          <draw:enhanced-geometry svg:viewBox="0 0 21600 21600" draw:glue-points="10800 0 0 10800 10800 21600 18000 10800" draw:text-areas="3600 0 18000 21600" draw:mirror-horizontal="false" draw:mirror-vertical="false" draw:type="flowchart-stored-data" draw:enhanced-path="M 3600 21600 X 0 10800 3600 0 L 21600 0 X 18000 10800 21600 21600 Z N"/>
        </draw:custom-shape>
        <draw:custom-shape draw:style-name="gr28" draw:text-style-name="P1" draw:id="id54" draw:layer="layout" svg:width="9.525cm" svg:height="3.01cm" svg:x="2.257cm" svg:y="12.323cm">
          <text:p text:style-name="P3"/>
          <draw:enhanced-geometry svg:viewBox="0 0 21600 21600" draw:glue-points="10800 0 0 10800 10800 21600 21600 10800" draw:type="flowchart-process" draw:enhanced-path="M 0 0 L 21600 0 21600 21600 0 21600 0 0 Z N"/>
        </draw:custom-shape>
        <draw:custom-shape draw:style-name="gr29" draw:text-style-name="P1" draw:layer="layout" svg:width="3.175cm" svg:height="0.635cm" svg:x="2.324cm" svg:y="12.355cm">
          <text:p text:style-name="P2">Agent</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0" draw:text-style-name="P2" draw:layer="layout" svg:width="3.175cm" svg:height="1.905cm" svg:x="2.392cm" svg:y="13.223cm">
          <text:p text:style-name="P2">Content</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31" draw:text-style-name="P2" draw:layer="layout" svg:width="3.175cm" svg:height="1.905cm" svg:x="5.293cm" svg:y="13.224cm">
          <text:p text:style-name="P2">Params</text:p>
          <draw:enhanced-geometry svg:viewBox="0 0 21600 21600" draw:glue-points="10800 0 0 10800 10800 21600 18000 10800" draw:text-areas="3600 0 18000 21600" draw:mirror-horizontal="false" draw:mirror-vertical="false" draw:type="flowchart-stored-data" draw:enhanced-path="M 3600 21600 X 0 10800 3600 0 L 21600 0 X 18000 10800 21600 21600 Z N"/>
        </draw:custom-shape>
        <draw:custom-shape draw:style-name="gr25" draw:text-style-name="P2" draw:layer="layout" svg:width="3.175cm" svg:height="1.905cm" svg:x="8.194cm" svg:y="13.225cm">
          <text:p text:style-name="P2">States</text:p>
          <draw:enhanced-geometry svg:viewBox="0 0 21600 21600" draw:glue-points="10800 0 0 10800 10800 21600 18000 10800" draw:text-areas="3600 0 18000 21600" draw:mirror-horizontal="false" draw:mirror-vertical="false" draw:type="flowchart-stored-data" draw:enhanced-path="M 3600 21600 X 0 10800 3600 0 L 21600 0 X 18000 10800 21600 21600 Z N"/>
        </draw:custom-shape>
        <draw:connector draw:style-name="gr7" draw:text-style-name="P1" draw:layer="layout" draw:type="line" svg:x1="11.781cm" svg:y1="4.527cm" svg:x2="17.496cm" svg:y2="5.604cm" draw:start-shape="id50" draw:start-glue-point="7" draw:end-shape="id51" draw:end-glue-point="5">
          <text:p text:style-name="P3"/>
        </draw:connector>
        <draw:connector draw:style-name="gr7" draw:text-style-name="P1" draw:layer="layout" draw:type="line" svg:x1="17.496cm" svg:y1="5.604cm" svg:x2="11.782cm" svg:y2="9.427cm" draw:start-shape="id51" draw:start-glue-point="5" draw:end-shape="id52" draw:end-glue-point="7">
          <text:p text:style-name="P3"/>
        </draw:connector>
        <draw:connector draw:style-name="gr7" draw:text-style-name="P1" draw:layer="layout" draw:type="line" svg:x1="11.782cm" svg:y1="9.427cm" svg:x2="17.497cm" svg:y2="10.105cm" draw:start-shape="id52" draw:start-glue-point="7" draw:end-shape="id53" draw:end-glue-point="5">
          <text:p text:style-name="P3"/>
        </draw:connector>
        <draw:connector draw:style-name="gr7" draw:text-style-name="P1" draw:layer="layout" draw:type="line" svg:x1="17.497cm" svg:y1="10.105cm" svg:x2="11.782cm" svg:y2="13.827cm" draw:start-shape="id53" draw:start-glue-point="5" draw:end-shape="id54" draw:end-glue-point="7">
          <text:p text:style-name="P3"/>
        </draw:connector>
        <draw:connector draw:style-name="gr7" draw:text-style-name="P1" draw:layer="layout" draw:type="line" svg:x1="11.782cm" svg:y1="13.827cm" svg:x2="17.497cm" svg:y2="14.805cm" draw:start-shape="id54" draw:start-glue-point="7" draw:end-shape="id55" draw:end-glue-point="5">
          <text:p text:style-name="P3"/>
        </draw:connector>
        <draw:custom-shape draw:style-name="gr29" draw:text-style-name="P1" draw:id="id56" draw:layer="layout" svg:width="6.985cm" svg:height="1.27cm" svg:x="6.066cm" svg:y="16.828cm">
          <text:p text:style-name="P2">So o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7" draw:text-style-name="P1" draw:layer="layout" draw:type="line" svg:x1="17.497cm" svg:y1="14.805cm" svg:x2="13.051cm" svg:y2="17.462cm" draw:start-shape="id55" draw:start-glue-point="5" draw:end-shape="id56" draw:end-glue-point="7">
          <text:p text:style-name="P3"/>
        </draw:connector>
      </draw:page>
      <draw:page draw:name="page6" draw:style-name="dp1" draw:master-page-name="Default">
        <office:forms form:automatic-focus="false" form:apply-design-mode="false"/>
        <draw:rect draw:style-name="gr3" draw:text-style-name="P1" draw:id="id57" draw:layer="layout" svg:width="5.08cm" svg:height="1.27cm" svg:x="11.781cm" svg:y="1.923cm">
          <text:p text:style-name="P2">start</text:p>
        </draw:rect>
        <draw:ellipse draw:style-name="gr3" draw:text-style-name="P1" draw:id="id58" draw:layer="layout" svg:width="5.08cm" svg:height="1.905cm" svg:x="6.991cm" svg:y="4.098cm">
          <text:p text:style-name="P2">Agent 1</text:p>
        </draw:ellipse>
        <draw:ellipse draw:style-name="gr3" draw:text-style-name="P1" draw:id="id59" draw:layer="layout" svg:width="5.08cm" svg:height="1.905cm" svg:x="18.671cm" svg:y="4.063cm">
          <text:p text:style-name="P2">Agent 2</text:p>
        </draw:ellipse>
        <draw:rect draw:style-name="gr3" draw:text-style-name="P1" draw:id="id60" draw:layer="layout" svg:width="5.08cm" svg:height="1.27cm" svg:x="6.956cm" svg:y="8.723cm">
          <text:p text:style-name="P2">State_one_a</text:p>
        </draw:rect>
        <draw:rect draw:style-name="gr3" draw:text-style-name="P1" draw:id="id66" draw:layer="layout" svg:width="5.08cm" svg:height="1.27cm" svg:x="5.696cm" svg:y="16.928cm">
          <text:p text:style-name="P2">end</text:p>
        </draw:rect>
        <draw:ellipse draw:style-name="gr3" draw:text-style-name="P1" draw:id="id62" draw:layer="layout" svg:width="5.08cm" svg:height="1.905cm" svg:x="2.891cm" svg:y="12.698cm">
          <text:p text:style-name="P2">Agent 1</text:p>
        </draw:ellipse>
        <draw:ellipse draw:style-name="gr3" draw:text-style-name="P1" draw:id="id63" draw:layer="layout" svg:width="5.08cm" svg:height="1.905cm" svg:x="8.791cm" svg:y="12.699cm">
          <text:p text:style-name="P2">Agent 2</text:p>
        </draw:ellipse>
        <draw:connector draw:style-name="gr7" draw:text-style-name="P1" draw:layer="layout" draw:type="line" svg:x1="14.321cm" svg:y1="3.193cm" svg:x2="9.531cm" svg:y2="4.098cm" draw:start-shape="id57" draw:start-glue-point="2" draw:end-shape="id58" draw:end-glue-point="0">
          <text:p text:style-name="P3"/>
        </draw:connector>
        <draw:connector draw:style-name="gr7" draw:text-style-name="P1" draw:layer="layout" draw:type="line" svg:x1="14.321cm" svg:y1="3.193cm" svg:x2="21.211cm" svg:y2="4.063cm" draw:start-shape="id57" draw:start-glue-point="2" draw:end-shape="id59" draw:end-glue-point="0">
          <text:p text:style-name="P3"/>
        </draw:connector>
        <draw:connector draw:style-name="gr7" draw:text-style-name="P1" draw:layer="layout" draw:type="line" svg:x1="9.531cm" svg:y1="6.003cm" svg:x2="9.496cm" svg:y2="8.723cm" draw:start-shape="id58" draw:start-glue-point="2" draw:end-shape="id60">
          <text:p text:style-name="P3"/>
        </draw:connector>
        <draw:rect draw:style-name="gr3" draw:text-style-name="P1" draw:id="id61" draw:layer="layout" svg:width="5.08cm" svg:height="1.27cm" svg:x="18.856cm" svg:y="7.723cm">
          <text:p text:style-name="P2">State_one_b</text:p>
        </draw:rect>
        <draw:connector draw:style-name="gr7" draw:text-style-name="P1" draw:layer="layout" draw:type="line" svg:x1="21.211cm" svg:y1="5.968cm" svg:x2="21.396cm" svg:y2="7.723cm" draw:start-shape="id59" draw:start-glue-point="2" draw:end-shape="id61" draw:end-glue-point="0">
          <text:p text:style-name="P3"/>
        </draw:connector>
        <draw:connector draw:style-name="gr7" draw:text-style-name="P1" draw:layer="layout" draw:type="line" svg:x1="9.496cm" svg:y1="9.993cm" svg:x2="5.431cm" svg:y2="12.698cm" draw:start-shape="id60" draw:start-glue-point="2" draw:end-shape="id62" draw:end-glue-point="0">
          <text:p text:style-name="P3"/>
        </draw:connector>
        <draw:connector draw:style-name="gr7" draw:text-style-name="P1" draw:layer="layout" draw:type="line" svg:x1="9.496cm" svg:y1="9.993cm" svg:x2="11.331cm" svg:y2="12.699cm" draw:start-shape="id60" draw:start-glue-point="2" draw:end-shape="id63" draw:end-glue-point="0">
          <text:p text:style-name="P3"/>
        </draw:connector>
        <draw:ellipse draw:style-name="gr3" draw:text-style-name="P1" draw:id="id64" draw:layer="layout" svg:width="5.08cm" svg:height="1.905cm" svg:x="16.591cm" svg:y="9.898cm">
          <text:p text:style-name="P2">Agent 1</text:p>
        </draw:ellipse>
        <draw:ellipse draw:style-name="gr3" draw:text-style-name="P1" draw:id="id65" draw:layer="layout" svg:width="5.08cm" svg:height="1.905cm" svg:x="22.191cm" svg:y="9.899cm">
          <text:p text:style-name="P2">Agent 2</text:p>
        </draw:ellipse>
        <draw:connector draw:style-name="gr7" draw:text-style-name="P1" draw:layer="layout" draw:type="line" svg:x1="21.396cm" svg:y1="8.993cm" svg:x2="19.131cm" svg:y2="9.898cm" draw:start-shape="id61" draw:start-glue-point="2" draw:end-shape="id64" draw:end-glue-point="0">
          <text:p text:style-name="P3"/>
        </draw:connector>
        <draw:connector draw:style-name="gr7" draw:text-style-name="P1" draw:layer="layout" draw:type="line" svg:x1="21.396cm" svg:y1="8.993cm" svg:x2="24.731cm" svg:y2="9.899cm" draw:start-shape="id61" draw:start-glue-point="2" draw:end-shape="id65" draw:end-glue-point="0">
          <text:p text:style-name="P3"/>
        </draw:connector>
        <draw:connector draw:style-name="gr7" draw:text-style-name="P1" draw:layer="layout" svg:x1="19.131cm" svg:y1="11.803cm" svg:x2="14.321cm" svg:y2="3.193cm" draw:start-shape="id64" draw:start-glue-point="2" draw:end-shape="id57" draw:end-glue-point="2">
          <text:p text:style-name="P3"/>
        </draw:connector>
        <draw:connector draw:style-name="gr7" draw:text-style-name="P1" draw:layer="layout" svg:x1="24.731cm" svg:y1="11.804cm" svg:x2="14.321cm" svg:y2="3.193cm" draw:start-shape="id65" draw:start-glue-point="2" draw:end-shape="id57" draw:end-glue-point="2">
          <text:p text:style-name="P3"/>
        </draw:connector>
        <draw:connector draw:style-name="gr7" draw:text-style-name="P1" draw:layer="layout" draw:type="line" svg:x1="5.431cm" svg:y1="14.603cm" svg:x2="8.236cm" svg:y2="16.928cm" draw:start-shape="id62" draw:start-glue-point="2" draw:end-shape="id66" draw:end-glue-point="0">
          <text:p text:style-name="P3"/>
        </draw:connector>
        <draw:connector draw:style-name="gr7" draw:text-style-name="P1" draw:layer="layout" draw:type="line" svg:x1="11.331cm" svg:y1="14.604cm" svg:x2="8.236cm" svg:y2="16.928cm" draw:start-shape="id63" draw:start-glue-point="2" draw:end-shape="id66" draw:end-glue-point="0">
          <text:p text:style-name="P3"/>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Tahoma"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1.588cm" fo:margin-bottom="2.569cm" fo:margin-left="1.621cm" fo:margin-right="1.656cm" fo:page-width="29.693cm" fo:page-height="20.98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1$Build-8990</meta:generator>
    <meta:creation-date>2006-11-19T17:41:41</meta:creation-date>
    <dc:date>2006-12-10T02:03:47</dc:date>
    <dc:language>en-US</dc:language>
    <meta:editing-cycles>12</meta:editing-cycles>
    <meta:editing-duration>PT12H52M40S</meta:editing-duration>
    <meta:user-defined meta:name="Info 1"/>
    <meta:user-defined meta:name="Info 2"/>
    <meta:user-defined meta:name="Info 3"/>
    <meta:user-defined meta:name="Info 4"/>
    <meta:document-statistic meta:object-count="162"/>
  </office:meta>
</office:document-meta>
</file>